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bab52"/>
    </style:style>
    <style:style style:name="P2" style:family="paragraph" style:parent-style-name="Preformatted_20_Text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officeooo:paragraph-rsid="001bab52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officeooo:paragraph-rsid="001bab52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officeooo:paragraph-rsid="001bab52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officeooo:rsid="001aa11e" officeooo:paragraph-rsid="001bab52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weight="bold" officeooo:paragraph-rsid="001bab52" style:font-weight-asian="bold" style:font-weight-complex="bold"/>
    </style:style>
    <style:style style:name="P7" style:family="paragraph" style:parent-style-name="Standard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fo:font-weight="bold" officeooo:paragraph-rsid="001bab52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fo:font-weight="bold" officeooo:paragraph-rsid="00209752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bab52"/>
    </style:style>
    <style:style style:name="P1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bab52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bab52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bab52"/>
    </style:style>
    <style:style style:name="P13" style:family="paragraph" style:parent-style-name="Text_20_body">
      <style:text-properties officeooo:paragraph-rsid="002086ee"/>
    </style:style>
    <style:style style:name="P14" style:family="paragraph" style:parent-style-name="Text_20_body">
      <style:text-properties officeooo:paragraph-rsid="00209752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.7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1bab52"/>
    </style:style>
    <style:style style:name="P17" style:family="paragraph" style:parent-style-name="Text_20_body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fo:font-variant="normal" fo:text-transform="none" fo:color="#000000" style:font-name="arial" fo:font-size="12.75pt" fo:letter-spacing="normal" fo:font-style="normal" fo:font-weight="normal" officeooo:paragraph-rsid="00209752" style:font-weight-asian="bold" style:font-weight-complex="bold"/>
    </style:style>
    <style:style style:name="P18" style:family="paragraph" style:parent-style-name="Preformatted_20_Text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fo:font-weight="bold" officeooo:paragraph-rsid="002086ee" style:font-weight-asian="bold" style:font-weight-complex="bold"/>
    </style:style>
    <style:style style:name="P19" style:family="paragraph" style:parent-style-name="Preformatted_20_Text">
      <style:paragraph-properties fo:margin-left="0cm" fo:margin-right="0cm" fo:margin-top="0cm" fo:margin-bottom="0.353cm" loext:contextual-spacing="false" fo:line-height="200%" fo:text-align="start" style:justify-single-word="false" fo:orphans="0" fo:widows="0" fo:text-indent="0cm" style:auto-text-indent="false" style:vertical-align="auto" style:writing-mode="lr-tb"/>
      <style:text-properties fo:font-weight="bold" officeooo:paragraph-rsid="00209752" style:font-weight-asian="bold" style:font-weight-complex="bold"/>
    </style:style>
    <style:style style:name="T1" style:family="text">
      <style:text-properties officeooo:rsid="001aa11e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.-Expresiones regulares: metacaracteres de cuantificadores alternativos * ? + <text:s/>(seccion 9 linea 81)</text:p>
      <text:p text:style-name="P9">Ingresar una palabra por teclado y validar que tenga al menos una vocal.</text:p>
      <text:p text:style-name="P9">Ingresar un valor numérico entero que podemos opcionalmente antecederle alguno de los caracteres: + o -.</text:p>
      <text:p text:style-name="P16">Ingresar un valor numérico entero o real, se debe validar que se ingrese al menos un número previo al operador punto que es opcional y finalizar con un número obligatoriamente.</text:p>
      <text:p text:style-name="Text_20_body"><text:line-break/></text:p>
      <text:p text:style-name="P6">.-Expresiones regulares <text:s/>abreviadas: \d \w \s \D \W <text:s text:c="2"/>(seccion 9 linea 82)</text:p>
      <text:p text:style-name="P10">Verificar si un número ingresado por teclado tiene exactamente 5 dígitos.</text:p>
      <text:p text:style-name="P10">Ingresar una oración y mostrar un mensaje si tiene al menos una palabra de 4 caracteres.</text:p>
      <text:p text:style-name="P3">Validar si un string contiene 4 números de 3 dígitos cada uno separados por coma.</text:p>
      <text:p text:style-name="P3"/>
      <text:p text:style-name="P6">.-Expresiones regulares <text:s/>alternancia | <text:s/>(seccion 9 linea 83)</text:p>
      <text:p text:style-name="P10">Validar el ingreso de un típo y nro de factura. Para que sea correcto el primer carácter debe ser a,b o c y el nro debe tener uno o más dígitos.</text:p>
      <text:p text:style-name="P10">Validar si una palabra comienza con los caracteres va o ba</text:p>
      <text:p text:style-name="P3">Confeccionar una expresión regular que valide el ingreso del nombre de un día de la semana y un número de 1 o 2 dígitos.</text:p>
      <text:p text:style-name="P3"/>
      <text:p text:style-name="P7">.-Expresiones regulares <text:s/>metacarecter punto (seccion 9 linea 84)</text:p>
      <text:p text:style-name="P13">Por ejemplo si queremos validar el ingreso de cualquier cadena de 5 caracteres que comience con a y finalice con a podemos plantear la siguiente expresión regular:</text:p>
      <text:p text:style-name="P18"><text:s text:c="2"/>var patron=/^a...a$/;</text:p>
      <text:p text:style-name="P14">Podemos utilizar un cuantificador para no repetir tres veces el metacarácter punto:</text:p>
      <text:p text:style-name="P19"><text:s text:c="2"/>var patron=/^a.{3}a$/;</text:p>
      <text:p text:style-name="P19"><text:soft-page-break/></text:p>
      <text:p text:style-name="P7">.-Expresiones regulares: <text:s/>agrupación en subpatrones ()<text:tab/> (seccion 9 linea 85) <text:s text:c="3"/></text:p>
      <text:p text:style-name="P12">Elaborar una expresión regular que permita validar si se ingresó correctamente un valor entero o real y que eventualmente lleve el caracter + o - al principio. Validar que si se ingresa la coma debe ingresarse la parte real</text:p>
      <text:p text:style-name="P4">Validar el ingreso de una hora con el formato hh:mm:ss o hh:mm</text:p>
      <text:p text:style-name="P4"/>
      <text:p text:style-name="P8">.-Expresiones regulares: <text:s/>métodos test y exec del objeto RegExp(seccion 9 linea 86) </text:p>
      <text:p text:style-name="P17">La clase RegExp cuenta con otro método llamado exec que retorna un vector con más datos en caso que el string cumpla el patrón propuesto o null si no cumple el patrón.</text:p>
      <text:p text:style-name="P15">Veamos con un problema que datos extras retorna este vector.</text:p>
      <text:p text:style-name="P8"><text:s text:c="3"/></text:p>
      <text:p text:style-name="P8">.-Expresiones regulares: <text:s/>modificadores i (insensitive) g (global) m (multiline)(seccion 9 linea 87) <text:s/></text:p>
      <text:p text:style-name="P8"><text:span text:style-name="T2">El objeto RegExp se le puede aplicar tres modificadores que actúan sobre el patrón completo.</text:span> <text:s/></text:p>
      <text:p text:style-name="P7">.-Expresiones regulares: <text:s/>métodos search, replace, split, match del objeto String.<text:tab/> (seccion 9 linea 88).</text:p>
      <text:p text:style-name="P11">El objeto String tiene métodos que reciben como parámetro una expresión regular.</text:p>
      <text:p text:style-name="P11">Se tiene un string donde tenemos almacenados los nombres de personas seguido de sus edades. Generar un vector solo con las edades de todas las personas.</text:p>
      <text:p text:style-name="P7"><text:soft-page-break/></text:p>
      <text:p text:style-name="P7"><text:s/>(seccion 9 linea <text:span text:style-name="T1">90</text:span>)-ES6 - Plantillas de cadenas de caracteres</text:p>
      <text:p text:style-name="P7"/>
      <text:p text:style-name="P5">template literals</text:p>
      <text:p text:style-name="P2">&lt;script&gt;</text:p>
      <text:p text:style-name="P1"><text:s text:c="2"/>const valor1=parseInt(prompt('Ingrese primer valor:'));</text:p>
      <text:p text:style-name="P1"><text:s text:c="2"/>const valor2=parseInt(prompt('Ingrese segundo valor:'));</text:p>
      <text:p text:style-name="P1"><text:s text:c="2"/>document.write(`La suma de ${valor1} y ${valor2} es ${valor1+valor2}`);</text:p>
      <text:p text:style-name="P1"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2:24:42.862997367</meta:creation-date>
    <dc:date>2018-06-15T16:58:23.702017736</dc:date>
    <meta:editing-duration>PT4M1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37" meta:word-count="475" meta:character-count="3004" meta:non-whitespace-character-count="2527"/>
  </office:meta>
</office:document-meta>
</file>